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in Lavoie</meta:initial-creator>
    <meta:creation-date>2015-03-02T16:39:58</meta:creation-date>
    <meta:document-statistic meta:object-count="0"/>
    <meta:generator>OpenOffice/4.0.1$Unix OpenOffice.org_project/401m5$Build-9714</meta:generator>
  </office:meta>
</office:document-meta>
</file>